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94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614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9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4.316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5.738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99ff66" fo:border="0.002cm solid #000000"/>
    </style:style>
    <style:style style:name="ce2" style:family="table-cell" style:parent-style-name="Excel_20_Built-in_20_Normal">
      <style:table-cell-properties fo:background-color="#00ccff" fo:border="0.002cm solid #000000"/>
    </style:style>
    <style:style style:name="ce3" style:family="table-cell" style:parent-style-name="Excel_20_Built-in_20_Normal">
      <style:table-cell-properties fo:background-color="#99ff66"/>
    </style:style>
    <style:style style:name="ce4" style:family="table-cell" style:parent-style-name="Excel_20_Built-in_20_Normal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Excel_20_Built-in_20_Normal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>
      <style:table-cell-properties fo:background-color="#99ff66" style:text-align-source="fix" style:repeat-content="false"/>
      <style:paragraph-properties fo:text-align="justify" fo:margin-left="0cm"/>
    </style:style>
    <style:style style:name="ce9" style:family="table-cell" style:parent-style-name="Excel_20_Built-in_20_Normal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11" style:family="table-cell" style:parent-style-name="Excel_20_Built-in_20_Normal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Nature du proje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orteur du proj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om, prénom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Tél.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E-mai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éseau d'accompagnemen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om du réseau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Nom, prénom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Tél.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E-mai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pert-comptab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om du cabine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Nom, prénom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Tél.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E-mai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iche synthétique de votre proj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ature du projet (création / reprise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Enseignement commercia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orme juridiqu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Type de proje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Secteur d'activité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Code NA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Activité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scription (produit ou service) 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Clientè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Chiffre d'affaires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Votre appor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4" office:value-type="string">
            <text:p>Votre dernier salaire / votre salaire la 1ère année du proje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4">
          <table:table-cell table:style-name="ce4" office:value-type="string">
            <text:p>Vos besoins de financemen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Investissement matériel (véhicules, machines, bâtiments …) 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4" office:value-type="string">
            <text:p>Fonds de commerce, Pas de porte 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4" office:value-type="string">
            <text:p>Localisation 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Vos besoins de cautionnemen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4" office:value-type="string">
            <text:p>Organismes d'aide à la création / reprise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>
            <text:p>Faites le point sur votre situation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Créer votre entreprise implique un engagement fort, il est important de vérifier que vous pouvez concilier</text:p>
            <text:p>votre nouveau mode de travail avec vos impératifs familiaux et votre mode de vie.</text:p>
            <text:p>Quelles sont, ou peuvent être, vos contraintes financières, familiales, physiques ?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table:style-name="ce4" office:value-type="string">
            <text:p>Votre situation familiale : régime matrimonial, nombre d’enfant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Vous et votre conjoint (précisez la répartition des biens)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>
            <text:p>Patrimoine privé</text:p>
            <text:p>Détail et valorisation</text:p>
          </table:table-cell>
          <table:table-cell table:style-name="ce1" office:value-type="string">
            <text:p>Actifs</text:p>
            <text:p>détenus par</text:p>
          </table:table-cell>
          <table:table-cell table:style-name="ce1" office:value-type="string">
            <text:p>Si crédits,</text:p>
            <text:p>capital restant dû</text:p>
          </table:table-cell>
          <table:table-cell table:style-name="ce1" office:value-type="string">
            <text:p>Mensualités</text:p>
            <text:p>du crédit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Financier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6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Immobilier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Autres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Vos associés (avec % de parts significatif)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>
            <text:p>Patrimoine privé</text:p>
            <text:p>Détail et valorisation</text:p>
          </table:table-cell>
          <table:table-cell table:style-name="ce1" office:value-type="string">
            <text:p>Actifs</text:p>
            <text:p>détenus par</text:p>
          </table:table-cell>
          <table:table-cell table:style-name="ce1" office:value-type="string">
            <text:p>Si crédits,</text:p>
            <text:p>capital restant dû</text:p>
          </table:table-cell>
          <table:table-cell table:style-name="ce1" office:value-type="string">
            <text:p>Mensualités</text:p>
            <text:p>du crédit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Financier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Immobilier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Autres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Vos compétences</text:p>
          </table:table-cell>
          <table:covered-table-cell table:number-columns-repeated="3" table:style-name="ce1"/>
          <table:table-cell table:number-columns-repeated="1020"/>
        </table:table-row>
        <table:table-row table:style-name="ro6">
          <table:table-cell table:style-name="ce1" office:value-type="string" table:number-columns-spanned="4" table:number-rows-spanned="1">
            <text:p>Un rapide bilan de vos compétences vous aidera à mettre en avant la cohérence de vos motivations par</text:p>
            <text:p>rapport à vos objectifs professionnels. Cette étape nous permettra également de mieux vous connaître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Techniques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Gestion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Commerciales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Vos motivations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Faites nous part des éléments déterminants qui vous ont amené à prendre la décision d’entreprendre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1. MARCHÉ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Marché visé, segmentation</text:p>
          </table:table-cell>
          <table:covered-table-cell table:number-columns-repeated="3"/>
          <table:table-cell table:number-columns-repeated="1020"/>
        </table:table-row>
        <table:table-row table:style-name="ro7">
          <table:table-cell table:style-name="ce8" office:value-type="string" table:number-columns-spanned="4" table:number-rows-spanned="1">
            <text:p>Il s’agit de caractériser, de la façon la plus précise possible, les grandes données du marché auquel vous</text:p>
            <text:p>allez vous intéresser.</text:p>
            <text:p>La segmentation consiste, après étude approfondie du marché, à découper la demande en sous ensembles</text:p>
            <text:p>homogènes selon des critères déterminés en fonction de la nature de votre projet et de vos objectifs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Marché de niche ou très concurrentiel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Décrivez ici l’intensité concurrentielle du marché visé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lientèle potentielle et localisation géographique</text:p>
          </table:table-cell>
          <table:covered-table-cell table:number-columns-repeated="3" table:style-name="ce1"/>
          <table:table-cell table:number-columns-repeated="1020"/>
        </table:table-row>
        <table:table-row table:style-name="ro8">
          <table:table-cell table:style-name="ce1" office:value-type="string" table:number-columns-spanned="4" table:number-rows-spanned="1">
            <text:p>Caractérisez et chiffrez votre clientèle potentielle et indiquez de quelle zone géographique proviendront</text:p>
            <text:p>vos clients (zone de chalandise).</text:p>
            <text:p>Comment est-elle composée ? Professionnels, particuliers, collectivités…</text:p>
            <text:p>Ses principales caractéristiques : délais de règlements, poids des clients (certains clients représententils une part très importante du chiffre d’affaires)…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4">
          <table:table-cell table:style-name="ce1" office:value-type="string" table:number-columns-spanned="4" table:number-rows-spanned="1">
            <text:p>Evolution (croissance en nombre, pouvoir d’achat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écisez ici les possibles évolutions sur le marché visé, les tendances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Barrières à l’entrée</text:p>
          </table:table-cell>
          <table:covered-table-cell table:number-columns-repeated="3" table:style-name="ce1"/>
          <table:table-cell table:number-columns-repeated="1020"/>
        </table:table-row>
        <table:table-row table:style-name="ro9">
          <table:table-cell table:style-name="ce1" office:value-type="string" table:number-columns-spanned="4" table:number-rows-spanned="1">
            <text:p>Précisez ici les barrières à l'entrée identifiées d’un marché correspondent aux obstacles de caractère</text:p>
            <text:p>réglementaire, économique, financier ou technologique, qui rend difficile l'entrée de nouvelles entreprises</text:p>
            <text:p>sur ce marché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" office:value-type="string" table:number-columns-spanned="4" table:number-rows-spanned="1">
            <text:p>Concurrence</text:p>
          </table:table-cell>
          <table:covered-table-cell table:number-columns-repeated="3" table:style-name="ce3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Quels sont vos concurrents?</text:p>
            <text:p>Il s’agit de mieux connaître la concurrence, et ainsi de se positionner par rapport à elle.</text:p>
          </table:table-cell>
          <table:covered-table-cell table:number-columns-repeated="3" table:style-name="ce3"/>
          <table:table-cell table:number-columns-repeated="1020"/>
        </table:table-row>
        <table:table-row table:style-name="ro3">
          <table:table-cell table:style-name="ce4" office:value-type="string">
            <text:p>Entreprise</text:p>
          </table:table-cell>
          <table:table-cell table:style-name="ce4" office:value-type="string">
            <text:p>Localisation</text:p>
          </table:table-cell>
          <table:table-cell table:style-name="ce4" office:value-type="string">
            <text:p>Type de produit, description</text:p>
          </table:table-cell>
          <table:table-cell table:style-name="ce4" office:value-type="string">
            <text:p>Chiffre d’affaires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Entreprise</text:p>
          </table:table-cell>
          <table:table-cell table:style-name="ce1" office:value-type="string" table:number-columns-spanned="2" table:number-rows-spanned="1">
            <text:p>Image</text:p>
          </table:table-cell>
          <table:covered-table-cell table:style-name="ce1"/>
          <table:table-cell table:style-name="ce1" office:value-type="string">
            <text:p>Part de march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ositionnement par rapport aux concurrents</text:p>
          </table:table-cell>
          <table:covered-table-cell table:number-columns-repeated="3" table:style-name="ce7"/>
          <table:table-cell table:number-columns-repeated="1020"/>
        </table:table-row>
        <table:table-row table:style-name="ro9">
          <table:table-cell table:style-name="ce1" office:value-type="string" table:number-columns-spanned="4" table:number-rows-spanned="1">
            <text:p>Quelle position allez-vous prendre vis-à-vis de la concurrence ? Le positionnement est l’ensemble des</text:p>
            <text:p>atouts qu'une entreprise cherche à mettre en valeur (produit, marque, entreprise, etc.) pour la distinguer</text:p>
            <text:p>de la concurrence et toucher une cible particulière.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3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4">
          <table:table-cell table:style-name="ce8" office:value-type="string" table:number-columns-spanned="4" table:number-rows-spanned="1">
            <text:p>Part de marché estimée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La demande</text:p>
          </table:table-cell>
          <table:covered-table-cell table:number-columns-repeated="3" table:style-name="ce11"/>
          <table:table-cell table:number-columns-repeated="1020"/>
        </table:table-row>
        <table:table-row table:style-name="ro3">
          <table:table-cell table:style-name="ce4" office:value-type="string" table:number-columns-spanned="4" table:number-rows-spanned="1">
            <text:p>Quelles sont les caractéristiques de la demande ?</text:p>
            <text:p>- Le produit/service répond à quels besoins des clients ?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<text:s/>- Estimation du nombre de clients, zone de chalandise…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<text:s/>Tendances de ces dernières années, actuelles et à venir (augmentation, stagnation), modification</text:p>
            <text:p>des attentes…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La demande (suite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- Volume de consommation - taux d’équipement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L’environnement</text:p>
          </table:table-cell>
          <table:covered-table-cell table:number-columns-repeated="3" table:style-name="ce1"/>
          <table:table-cell table:number-columns-repeated="1020"/>
        </table:table-row>
        <table:table-row table:style-name="ro9">
          <table:table-cell table:style-name="ce1" office:value-type="string" table:number-columns-spanned="4" table:number-rows-spanned="1">
            <text:p>Vous pouvez recenser ici les éléments économiques, politiques, sociaux culturels, légaux et</text:p>
            <text:p>technologiques qui sont liés à votre marché.</text:p>
            <text:p>Cela vous permettra de projeter votre activité dans la durée et d’anticiper les changements à venir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2. PRODUITS &amp; SERVICES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Description du ou des produits &amp; service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Faites une description physique du produit, ses caractéristiques techniques, son utilisation, les besoins</text:p>
            <text:p>Satisfaits…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Avantages concurrentiel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Quelles sont les caractéristiques de votre activité qui sont particulièrement différenciantes par rapport</text:p>
            <text:p>aux concurrents ?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Stade de mise au point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Donnez l’état d’avancement de vos produits et de vos services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Fabrication : conception et développement des produit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En interne, sous-traitance, au coup par coup ?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Moyens nécessaires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opriété industrielle : Brevet, Marque, Licence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Etendue géographique de la couverture de votre brevet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Votre marché est-il national ou international ?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oût direct de production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ix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Niveau de prix de vos produits ou services.</text:p>
            <text:p>Comment vous situez-vous par rapport à la concurrence ? Pourquoi ce choix ?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3. VOTRE STRATÉGIE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Approche marketing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Il s’agit de définir l’axe principal et le plus direct sur lequel repose la relation produit/client.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olitique de publicité, promotion, communication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Comment envisagez-vous de vous faire connaître ?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2"/>
          <table:table-cell table:number-columns-repeated="1020"/>
        </table:table-row>
        <table:table-row table:style-name="ro9">
          <table:table-cell table:style-name="ce8" office:value-type="string" table:number-columns-spanned="4" table:number-rows-spanned="1">
            <text:p>Avez-vous l’intention de réaliser des actions de communication (mailing, publicité, actions</text:p>
            <text:p>promotionnelles... ) ?</text:p>
            <text:p>Quel budget comptez-vous y accorder ?</text:p>
          </table:table-cell>
          <table:covered-table-cell table:number-columns-repeated="3" table:style-name="ce3"/>
          <table:table-cell table:number-columns-repeated="1020"/>
        </table:table-row>
        <table:table-row table:style-name="ro4">
          <table:table-cell table:style-name="ce4" office:value-type="string">
            <text:p>Descriptif des actions</text:p>
          </table:table-cell>
          <table:table-cell table:style-name="ce4" office:value-type="string" table:number-columns-spanned="2" table:number-rows-spanned="1">
            <text:p>Objectifs des actions</text:p>
          </table:table-cell>
          <table:covered-table-cell table:style-name="ce4"/>
          <table:table-cell table:style-name="ce4" office:value-type="string">
            <text:p>Coût estimé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Stratégie commerciale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Quelle est votre stratégie de pénétration de marché ?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Canaux de distribution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Quel(s) type(s) de moyens de distribution comptez-vous utiliser ?</text:p>
            <text:p>Ex : Vente directe, par correspondance, porte à porte…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9">
          <table:table-cell table:style-name="ce1" office:value-type="string" table:number-columns-spanned="4" table:number-rows-spanned="1">
            <text:p>S’il s’agit d’un commerce, précisez l’emplacement, la surface et l’état du local, apportez des</text:p>
            <text:p>éléments sur le bail ou le coût d’achat.</text:p>
            <text:p>Quels seront vos jours et horaires d’ouverture ?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Canaux de distribution (suite)</text:p>
          </table:table-cell>
          <table:covered-table-cell table:number-columns-repeated="3" table:style-name="ce7"/>
          <table:table-cell table:number-columns-repeated="1020"/>
        </table:table-row>
        <table:table-row table:style-name="ro8">
          <table:table-cell table:style-name="ce1" office:value-type="string" table:number-columns-spanned="4" table:number-rows-spanned="1">
            <text:p>Quel est votre mode d'approvisionnement (passez-vous par des intermédiaires ou une centrale d’achat) ?</text:p>
            <text:p>Avez-vous des contacts avec eux ?</text:p>
            <text:p>Quels rapports de force vis-à-vis des fournisseurs (délais, modes de règlement) ?</text:p>
            <text:p>Quelle est la solidité financière, la qualité de prestation, la logistique de vos fournisseurs ?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9" office:value-type="string" table:number-columns-spanned="4" table:number-rows-spanned="1">
            <text:p>Stratégie moyen terme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Quelle est votre vision de la société à 3 ou 5 ans ?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Planning de démarrage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Implantation immobilière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Acquisitions de matériels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Mobiliers, agencement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Votre équipe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Quels seront vos effectifs ?</text:p>
          </table:table-cell>
          <table:covered-table-cell table:number-columns-repeated="3" table:style-name="ce4"/>
          <table:table-cell table:number-columns-repeated="1020"/>
        </table:table-row>
        <table:table-row table:style-name="ro3">
          <table:table-cell table:style-name="ce4" office:value-type="string">
            <text:p>Année d'embauche</text:p>
          </table:table-cell>
          <table:table-cell table:style-name="ce4" office:value-type="string" table:number-columns-spanned="2" table:number-rows-spanned="1">
            <text:p>Fonction</text:p>
          </table:table-cell>
          <table:covered-table-cell table:style-name="ce4"/>
          <table:table-cell table:style-name="ce4" office:value-type="string">
            <text:p>Coût prévisionnel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1ère année</text:p>
          </table:table-cell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>
            <text:p>2ème année</text:p>
          </table:table-cell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>
            <text:p>3ème année</text:p>
          </table:table-cell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Quelle sera votre organisation ?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Les actions de formations à prévoir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>
            <text:p>Compétences à acquérir</text:p>
          </table:table-cell>
          <table:table-cell table:style-name="ce1" office:value-type="string" table:number-columns-spanned="2" table:number-rows-spanned="1">
            <text:p>Profil</text:p>
          </table:table-cell>
          <table:covered-table-cell table:style-name="ce1"/>
          <table:table-cell table:style-name="ce1" office:value-type="string">
            <text:p>Coû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Aspect juridique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Forme juridique de votre entreprise :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4. DONNÉES FINANCIÈR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rix de vente, coûts, seuil de rentabilité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1" office:value-type="string" table:number-columns-spanned="4" table:number-rows-spanned="1">
            <text:p>n Explications des hypothèses retenues</text:p>
            <text:p>dans votre compte de résultat prévisionnel</text:p>
          </table:table-cell>
          <table:covered-table-cell table:number-columns-repeated="3" table:style-name="ce1"/>
          <table:table-cell table:number-columns-repeated="1020"/>
        </table:table-row>
        <table:table-row table:style-name="ro9">
          <table:table-cell table:style-name="ce1" office:value-type="string" table:number-columns-spanned="4" table:number-rows-spanned="1">
            <text:p>Détailler les hypothèses sur les principaux postes que vous avez retenus (panier moyen, nombre de</text:p>
            <text:p>clients, nombre d’actes de ventes, salaires prélevés à titre individuel et pour vos salariés, stock</text:p>
            <text:p>nécessaire, loyer local commercial ou industriel…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Détermination du seuil de rentabilité</text:p>
          </table:table-cell>
          <table:covered-table-cell table:number-columns-repeated="3" table:style-name="ce4"/>
          <table:table-cell table:number-columns-repeated="1020"/>
        </table:table-row>
        <table:table-row table:style-name="ro9">
          <table:table-cell table:style-name="ce4" office:value-type="string" table:number-columns-spanned="4" table:number-rows-spanned="1">
            <text:p>Il s’agit ici de trouver le point mort, c'est-à-dire le montant minimal de ventes qu’il faut impérativement</text:p>
            <text:p>réaliser au cours de l’année d’activité pour au moins pouvoir payer vos charges.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/>
          <table:table-cell table:style-name="ce4" office:value-type="string">
            <text:p>Année 1</text:p>
          </table:table-cell>
          <table:table-cell table:style-name="ce4" office:value-type="string">
            <text:p>Année 2</text:p>
          </table:table-cell>
          <table:table-cell table:style-name="ce4" office:value-type="string">
            <text:p>Année 3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hiffre d’affaires HT (CA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Charges Variables (CV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Charges fixes (CF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Total des charge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Marge sur Coût Variable (MCV)</text:p>
            <text:p>Valeur (CA HT – CV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Taux de MCV ((MCV/CA)*100)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Seuil de rentabilité – Point Mort</text:p>
            <text:p>(CF/Taux de MCV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Activité, CA, marge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/>
          <table:table-cell table:style-name="ce4" office:value-type="string">
            <text:p>Année 1</text:p>
          </table:table-cell>
          <table:table-cell table:style-name="ce4" office:value-type="string">
            <text:p>Année 2</text:p>
          </table:table-cell>
          <table:table-cell table:style-name="ce4" office:value-type="string">
            <text:p>Année 3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ctivité (nombres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Chiffre d'Affaires (HT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ix de Vente Unitaire Moyen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ix de Revient Unitaire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ix de Revient Global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Marge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1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 2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ompte de Résultat Prévisionnel simplifié sur 3 an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/>
          <table:table-cell table:style-name="ce4" office:value-type="string">
            <text:p>Année 1</text:p>
          </table:table-cell>
          <table:table-cell table:style-name="ce4" office:value-type="string">
            <text:p>Année 2</text:p>
          </table:table-cell>
          <table:table-cell table:style-name="ce4" office:value-type="string">
            <text:p>Année 3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1. Ventes de marchandis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2. Production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Chiffre d'Affaires (CA)</text:p>
            <text:p>(CA = 1+2)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3. Achats de marchandises</text:p>
            <text:p>et variation de stock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Marge Brute (MB)</text:p>
            <text:p>(MB = CA-3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4. Loyer et charges locativ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5. Honoraires et assuranc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6. Publicité et frais commerciaux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7. Loyers de crédit bail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8. Fournitures et autres charge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Valeur Ajoutée (VA)</text:p>
            <text:p>(VA= MB - 4 - 5 - 6 - 7 – 8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9. Salaires et charges social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0. Impôts et Taxe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Excédent Brut d'Exploitation (EBE)</text:p>
            <text:p>(EBE= VA - 9 – 10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1. Dotations aux amortissement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2. Dotations aux provisions</text:p>
          </table:table-cell>
          <table:table-cell table:style-name="ce5" table:number-columns-repeated="3"/>
          <table:table-cell table:number-columns-repeated="1020"/>
        </table:table-row>
        <table:table-row table:style-name="ro9">
          <table:table-cell table:style-name="ce4" office:value-type="string">
            <text:p>Résultats d'Exploitation (RE)</text:p>
            <text:p>(RE = EBE - 11 - 12)</text:p>
            <text:p/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3. Frais financier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4. Produits Financier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Résultats Courant Avant Impôts</text:p>
            <text:p>(RCAI) - (RCAI = RE - 13 + 14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5. Impôts sur les bénéfic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6. Dividende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Résultat Net (RN)</text:p>
            <text:p>(RN = RCAI – 15 – 16)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Capacité d'Autofinancement (CAF)</text:p>
            <text:p>(CAF = RN +11 + 12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Vos Investissements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Liste des investissements nécessaires à votre activité :</text:p>
          </table:table-cell>
          <table:covered-table-cell table:number-columns-repeated="3" table:style-name="ce3"/>
          <table:table-cell table:number-columns-repeated="1020"/>
        </table:table-row>
        <table:table-row table:style-name="ro3">
          <table:table-cell table:style-name="ce1" office:value-type="string">
            <text:p>Description de l'investissement</text:p>
            <text:p>(utilisation…)</text:p>
          </table:table-cell>
          <table:table-cell table:style-name="ce1" office:value-type="string" table:number-columns-spanned="2" table:number-rows-spanned="1">
            <text:p>Coût (HT)</text:p>
            <text:p>y compris les frais d'installation</text:p>
          </table:table-cell>
          <table:covered-table-cell table:style-name="ce1"/>
          <table:table-cell table:style-name="ce1" office:value-type="string">
            <text:p>Durée de vie de</text:p>
            <text:p>L'investisseme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Vos Ressources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1. Apport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En nature : apport de matériel, local, brevet…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1" office:value-type="string" table:number-columns-spanned="3" table:number-rows-spanned="1">
            <text:p>Nature / Commentaires</text:p>
          </table:table-cell>
          <table:covered-table-cell table:number-columns-repeated="2" table:style-name="ce1"/>
          <table:table-cell table:style-name="ce1" office:value-type="string">
            <text:p>Montant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› En numéraire :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3" table:number-rows-spanned="1">
            <text:p>Nature / Commentaires</text:p>
          </table:table-cell>
          <table:covered-table-cell table:number-columns-repeated="2" table:style-name="ce1"/>
          <table:table-cell table:style-name="ce1" office:value-type="string">
            <text:p>Montant</text:p>
          </table:table-cell>
          <table:table-cell table:number-columns-repeated="1020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  <table:table-cell table:style-name="ce5"/>
          <table:table-cell table:number-columns-repeated="1020"/>
        </table:table-row>
        <table:table-row table:style-name="ro4">
          <table:table-cell table:style-name="ce8" office:value-type="string" table:number-columns-spanned="4" table:number-rows-spanned="1">
            <text:p>Tableau Emplois-Ressources (suite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2. Subventions et/ou aid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 office:value-type="string">
            <text:p>Organismes</text:p>
          </table:table-cell>
          <table:table-cell table:style-name="ce4" office:value-type="string">
            <text:p>Types d'aides</text:p>
          </table:table-cell>
          <table:table-cell table:style-name="ce4" office:value-type="string">
            <text:p>Montant</text:p>
          </table:table-cell>
          <table:table-cell table:style-name="ce4" office:value-type="string">
            <text:p>Date de</text:p>
            <text:p>Perception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3. Emprunts bancaires</text:p>
          </table:table-cell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>
            <text:p>Nature</text:p>
          </table:table-cell>
          <table:table-cell table:style-name="ce4" office:value-type="string">
            <text:p>Montant</text:p>
          </table:table-cell>
          <table:table-cell table:style-name="ce4" office:value-type="string">
            <text:p>Durée</text:p>
          </table:table-cell>
          <table:table-cell table:style-name="ce4" office:value-type="string">
            <text:p>Différé</text:p>
          </table:table-cell>
          <table:table-cell table:style-name="ce4" office:value-type="string">
            <text:p>Amortissements</text:p>
          </table:table-cell>
          <table:table-cell table:number-columns-repeated="1019"/>
        </table:table-row>
        <table:table-row table:style-name="ro1" table:number-rows-repeated="3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" office:value-type="string" table:number-columns-spanned="4" table:number-rows-spanned="1">
            <text:p><text:s/>Le financement de votre activité</text:p>
          </table:table-cell>
          <table:covered-table-cell table:number-columns-repeated="3" table:style-name="ce1"/>
          <table:table-cell table:number-columns-repeated="1020"/>
        </table:table-row>
        <table:table-row table:style-name="ro10">
          <table:table-cell table:style-name="ce1" office:value-type="string" table:number-columns-spanned="4" table:number-rows-spanned="1">
            <text:p>Afin de déterminer les capitaux dont vous avez besoin, il faut intégrer dans vos prévisions le financement</text:p>
            <text:p>de votre cycle d’exploitation et de votre cycle commercial.</text:p>
            <text:p>Ce besoin de financement, appelé Besoin en Fonds de Roulement, est lié à la vie de l’entreprise et</text:p>
            <text:p>provient du décalage entre les dépenses engagées et frais d’installation la 1ère année (achats de matières</text:p>
            <text:p>premières, de marchandises, frais de fabrication) et la réalisation effective des ventes.</text:p>
            <text:p>Il faut donc aussi financer le stock et les crédits accordés à vos clients et prendre en compte les crédits</text:p>
            <text:p>que vous accordent vos fournisseurs, permettant de diminuer ce besoin.</text:p>
            <text:p>Evaluation de votre besoin en fonds de roulement (BFR) :</text:p>
            <text:p>Moyennes calculées en fonction de vos prévisions de chiffre d’affaires</text:p>
            <text:p>et de délais créances clients et dettes fournisseurs</text:p>
          </table:table-cell>
          <table:covered-table-cell table:number-columns-repeated="3" table:style-name="ce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 (suite)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Modalité de détermination du BFR :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/>
          <table:table-cell table:style-name="ce4" office:value-type="string">
            <text:p>Année 1</text:p>
          </table:table-cell>
          <table:table-cell table:style-name="ce4" office:value-type="string">
            <text:p>Année 2</text:p>
          </table:table-cell>
          <table:table-cell table:style-name="ce4" office:value-type="string">
            <text:p>Année 3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Achats consommés + sous traitance</text:p>
            <text:p>en % du CA HT</text:p>
          </table:table-cell>
          <table:table-cell table:style-name="ce5" table:number-columns-repeated="3"/>
          <table:table-cell table:number-columns-repeated="1020"/>
        </table:table-row>
        <table:table-row table:style-name="ro9">
          <table:table-cell table:style-name="ce4" office:value-type="string">
            <text:p>Délai moyen de paiement des</text:p>
            <text:p>fournisseurs et sous-traitants</text:p>
            <text:p>en nombre de moi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Stock matières premières</text:p>
            <text:p>en nombre de mois d'achat</text:p>
          </table:table-cell>
          <table:table-cell table:style-name="ce5" table:number-columns-repeated="3"/>
          <table:table-cell table:number-columns-repeated="1020"/>
        </table:table-row>
        <table:table-row table:style-name="ro9">
          <table:table-cell table:style-name="ce4" office:value-type="string">
            <text:p>Stock produits en cours:</text:p>
            <text:p>durée moyenne du cycle de</text:p>
            <text:p>fabrication en nombre de moi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Stock produits finis</text:p>
            <text:p>en nombre de mois de vente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Délai moyen de règlement</text:p>
            <text:p>des clients en moi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/>
          <table:table-cell table:style-name="ce4" office:value-type="string">
            <text:p>Année 1</text:p>
          </table:table-cell>
          <table:table-cell table:style-name="ce4" office:value-type="string">
            <text:p>Année 2</text:p>
          </table:table-cell>
          <table:table-cell table:style-name="ce4" office:value-type="string">
            <text:p>Année 3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RESSOURC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Fournisseurs TTC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Accomptes clients TTC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1. TOTAL RESSOURC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EMPLOI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Stocks matièr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s en cour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Produits fini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Total stock HT (encours moyen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Clients TTC (encours moyen)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2. TOTAL EMPLOIS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BESOINS EN FONDS DE</text:p>
            <text:p>ROULEMENT (2-1)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style-name="ce4" office:value-type="string" table:number-columns-spanned="4" table:number-rows-spanned="1">
            <text:p>Le BFR s’il existe (certaines activités génèrent des excédents en fonds de roulement) doit se financer par</text:p>
            <text:p>l’apport personnel, la gestion des stocks, le crédit fournisseurs, les délais clients et la banque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Tableau Emplois-Ressources (suite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Plan de financement à 3 ans : Tableau Emplois/Ressources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Année 1</text:p>
          </table:table-cell>
          <table:table-cell table:style-name="ce1" office:value-type="string">
            <text:p>Année 2</text:p>
          </table:table-cell>
          <table:table-cell table:style-name="ce1" office:value-type="string">
            <text:p>Année 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MPLOI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Immobilisations incorporelles H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rais de premier établisse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Recherche et développe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onds de commerc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Droit au bail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Immobilisations corporelles H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Terrain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Bâtiment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rais d’installation et d’aménagement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Matériel informatique et outillag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Matériel de bureau et mobilier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Immobilisations financièr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Besoin en fonds de roulement An 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Variations du BFR An 2 et An 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Distribution de dividend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Remboursement emprunts (capital)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TOTAL DES BESOIN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RESSOURCES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1" office:value-type="string">
            <text:p>Capitaux propr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En natur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En numérair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Subventions d’équipe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Comptes courants d'associé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Emprunt bancaire à ML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Concours bancaire à court term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Capacité d'autofinance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TOTAL DES RESSOURC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DIFFERENCES ANNUELL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DIFFERENCES CUMULE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table:number-columns-spanned="13" table:number-rows-spanned="1">
            <text:p>Tableau Emplois-Ressources (suite)</text:p>
          </table:table-cell>
          <table:covered-table-cell table:number-columns-repeated="12" table:style-name="ce4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Plan de trésorerie</text:p>
          </table:table-cell>
          <table:covered-table-cell table:number-columns-repeated="12" table:style-name="ce4"/>
          <table:table-cell table:number-columns-repeated="1011"/>
        </table:table-row>
        <table:table-row table:style-name="ro4">
          <table:table-cell table:style-name="ce4"/>
          <table:table-cell table:style-name="ce4" office:value-type="string">
            <text:p>Janv</text:p>
          </table:table-cell>
          <table:table-cell table:style-name="ce4" office:value-type="string">
            <text:p>Fév</text:p>
          </table:table-cell>
          <table:table-cell table:style-name="ce4" office:value-type="string">
            <text:p>mars</text:p>
          </table:table-cell>
          <table:table-cell table:style-name="ce4" office:value-type="string">
            <text:p>Avr</text:p>
          </table:table-cell>
          <table:table-cell table:style-name="ce4" office:value-type="string">
            <text:p>mai</text:p>
          </table:table-cell>
          <table:table-cell table:style-name="ce4" office:value-type="string">
            <text:p>juin</text:p>
          </table:table-cell>
          <table:table-cell table:style-name="ce4" office:value-type="string">
            <text:p>Juil</text:p>
          </table:table-cell>
          <table:table-cell table:style-name="ce4" office:value-type="string">
            <text:p>août</text:p>
          </table:table-cell>
          <table:table-cell table:style-name="ce4" office:value-type="string">
            <text:p>Sept</text:p>
          </table:table-cell>
          <table:table-cell table:style-name="ce4" office:value-type="string">
            <text:p>Oct</text:p>
          </table:table-cell>
          <table:table-cell table:style-name="ce4" office:value-type="string">
            <text:p>Nov</text:p>
          </table:table-cell>
          <table:table-cell table:style-name="ce4" office:value-type="string">
            <text:p>Déc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Solde début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ENCAISSEMENTS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Clients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Encaissement TVA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Remboursement CIR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Apports capitaux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Emprunts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Apports Perso C/C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actes accomplis C/C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Subventions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>
            <text:p>TOTAL ENCAISSEMENTS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DECAISSEMENTS</text:p>
          </table:table-cell>
          <table:covered-table-cell table:number-columns-repeated="12" table:style-name="ce11"/>
          <table:table-cell table:number-columns-repeated="1011"/>
        </table:table-row>
        <table:table-row table:style-name="ro4">
          <table:table-cell table:style-name="ce4" office:value-type="string">
            <text:p>Eau , Electricité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Fournitures d'entretie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Fournitures administrativ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Autres mat. &amp; fourniture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Locations immobiliér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Locations logiciel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Entretien et réparation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Assuranc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Documentation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Rému. intermédiaires So.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Honorair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Frais d'actes et contentieux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Publicité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Voyages et déplacement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Missions &amp; réception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Frais PT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Services bancair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Cotisation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TVA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Impôts et tax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Appointements Net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Charges sociale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Autres ch. de personnel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Redevance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Ch. Div. Gest. Courant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Intérêts emprunt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Intérêts Cptes Courant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Int/concours banc. CT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Remb. Emprunt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Remb. Compte couran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IS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1" office:value-type="string">
            <text:p>Fourniss. Immob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Caution locaux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Concours bancaire à court term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Capacité d'autofinancemen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TOTAL DECAISSEMENTS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>
            <text:p>SOLDE FI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" office:value-type="string" table:number-columns-spanned="4" table:number-rows-spanned="1">
            <text:p>Tableau Emplois-Ressources (suite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Vérification de l’équilibre de vos prévisionnels</text:p>
          </table:table-cell>
          <table:covered-table-cell table:number-columns-repeated="3" table:style-name="ce1"/>
          <table:table-cell table:number-columns-repeated="1020"/>
        </table:table-row>
        <table:table-row table:style-name="ro8">
          <table:table-cell table:style-name="ce1" office:value-type="string" table:number-columns-spanned="4" table:number-rows-spanned="1">
            <text:p>› L’équilibre financier de votre projet</text:p>
            <text:p>Pour vous donner toutes les chances de réussir, il est préférable de vérifier un principe simple de</text:p>
            <text:p>gestion :</text:p>
            <text:p>Le financement de vos investissements est-il assuré par des ressources correspondantes ?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Calcul du fonds de roulement (Financement stables – emplois stables) :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number-columns-repeated="3" table:style-name="ce7"/>
          <table:table-cell table:number-columns-repeated="1020"/>
        </table:table-row>
        <table:table-row table:style-name="ro1">
          <table:covered-table-cell table:number-columns-repeated="4" table:style-name="ce7"/>
          <table:table-cell table:number-columns-repeated="1020"/>
        </table:table-row>
        <table:table-row table:style-name="ro9">
          <table:table-cell table:style-name="ce4" office:value-type="string" table:number-columns-spanned="4" table:number-rows-spanned="1">
            <text:p>La différence entre votre Fonds de roulement et votre besoin en fonds de roulement donne ainsi le niveau</text:p>
            <text:p>de votre trésorerie.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alcul de votre trésorerie prévisionnelle (FR – BFR)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7"/>
          <table:table-cell table:number-columns-repeated="1020"/>
        </table:table-row>
        <table:table-row table:style-name="ro11">
          <table:table-cell table:style-name="ce4" office:value-type="string" table:number-columns-spanned="4" table:number-rows-spanned="1">
            <text:p>Si votre solde de trésorerie est négatif, vous pouvez augmenter les ressources stables (apports personnels</text:p>
            <text:p>et/ou emprunts long terme), diminuer vos investissements ou influer sur votre cycle de production et/ou</text:p>
            <text:p>votre cycle commercial (négociation de délais de règlement…).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 (suite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Rentabilité prévue de votre activité</text:p>
          </table:table-cell>
          <table:covered-table-cell table:number-columns-repeated="3" table:style-name="ce1"/>
          <table:table-cell table:number-columns-repeated="1020"/>
        </table:table-row>
        <table:table-row table:style-name="ro12">
          <table:table-cell table:style-name="ce4" office:value-type="string" table:number-columns-spanned="4" table:number-rows-spanned="1">
            <text:p>La capacité d’autofinancement :</text:p>
            <text:p>Elle représente les ressources supplémentaires disponibles dues à votre activité, c’est donc votre capacité</text:p>
            <text:p>à investir et à rembourser vos emprunts.</text:p>
            <text:p>Calcul simplifié de votre capacité d’autofinancement (CAF)</text:p>
            <text:p>(Bénéfice net après impôt + dotations aux amortissements et provisions – reprises)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2"/>
          <table:table-cell table:number-columns-repeated="1020"/>
        </table:table-row>
        <table:table-row table:style-name="ro12">
          <table:table-cell table:style-name="ce4" office:value-type="string" table:number-columns-spanned="4" table:number-rows-spanned="1">
            <text:p>La rentabilité d’exploitation :</text:p>
            <text:p>Elle vous permettra de connaître l’évolution de votre rentabilité et de comparer vos prévisionnels aux normes</text:p>
            <text:p>de votre secteur d’activité.</text:p>
            <text:p>Calcul de votre rentabilité d’exploitation</text:p>
            <text:p>(CAF / valeur ajoutée)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 (suite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récapitulatif des besoins et moyens de financement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Pour les investissements</text:p>
          </table:table-cell>
          <table:covered-table-cell table:number-columns-repeated="3"/>
          <table:table-cell table:number-columns-repeated="1020"/>
        </table:table-row>
        <table:table-row table:style-name="ro9">
          <table:table-cell table:style-name="ce4" office:value-type="string">
            <text:p>Utilisation</text:p>
          </table:table-cell>
          <table:table-cell table:style-name="ce4" office:value-type="string">
            <text:p>Coût de</text:p>
            <text:p>l’investissement</text:p>
          </table:table-cell>
          <table:table-cell table:style-name="ce4" office:value-type="string">
            <text:p>Montant</text:p>
            <text:p>des prêts sollicités</text:p>
          </table:table-cell>
          <table:table-cell table:style-name="ce4" office:value-type="string">
            <text:p>Durée souhaitée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Immobilier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Achat de fonds de</text:p>
            <text:p>Commerce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Matériels industriel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Véhicul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>
            <text:p>Autres</text:p>
          </table:table-cell>
          <table:table-cell table:style-name="ce5"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Pour la gestion quotidienne</text:p>
          </table:table-cell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ypes de financement court terme</text:p>
          </table:table-cell>
          <table:covered-table-cell table:style-name="ce4"/>
          <table:table-cell table:style-name="ce4" office:value-type="string" table:number-columns-spanned="2" table:number-rows-spanned="1">
            <text:p>Montant demandé</text:p>
          </table:table-cell>
          <table:covered-table-cell table:style-name="ce4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utorisation de découvert</text:p>
          </table:table-cell>
          <table:covered-table-cell table:style-name="ce4"/>
          <table:table-cell table:style-name="ce5" table:number-columns-spanned="2" table:number-rows-spanned="1"/>
          <table:covered-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igne d'escompte</text:p>
          </table:table-cell>
          <table:covered-table-cell table:style-name="ce4"/>
          <table:table-cell table:style-name="ce5" table:number-columns-spanned="2" table:number-rows-spanned="1"/>
          <table:covered-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ffacturage</text:p>
          </table:table-cell>
          <table:covered-table-cell table:style-name="ce4"/>
          <table:table-cell table:style-name="ce5" table:number-columns-spanned="2" table:number-rows-spanned="1"/>
          <table:covered-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utres</text:p>
          </table:table-cell>
          <table:covered-table-cell table:style-name="ce4"/>
          <table:table-cell table:style-name="ce5" table:number-columns-spanned="2" table:number-rows-spanned="1"/>
          <table:covered-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Pour un cautionnement bancaire</text:p>
          </table:table-cell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>
            <text:p>Type de cautionnement</text:p>
          </table:table-cell>
          <table:table-cell table:style-name="ce4" office:value-type="string" table:number-columns-spanned="2" table:number-rows-spanned="1">
            <text:p>Montant</text:p>
          </table:table-cell>
          <table:covered-table-cell table:style-name="ce4"/>
          <table:table-cell table:style-name="ce4" office:value-type="string">
            <text:p>Bénéficiaire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 (suite)</text:p>
          </table:table-cell>
          <table:covered-table-cell table:number-columns-repeated="3" table:style-name="ce10"/>
          <table:table-cell table:number-columns-repeated="1020"/>
        </table:table-row>
        <table:table-row table:style-name="ro12">
          <table:table-cell table:style-name="ce4" office:value-type="string" table:number-columns-spanned="4" table:number-rows-spanned="1">
            <text:p>n Garanties proposées</text:p>
            <text:p>Selon les montants sollicités, votre apport, la nature du projet, des garanties vous seront demandées :</text:p>
            <text:p>caution solidaire, nantissement de titres, intervention d’une société de cautionnement, mutuel…</text:p>
            <text:p>Avez-vous prévu cet aspect de votre dossier</text:p>
            <text:p>et quelles sont les garanties que vous pourriez apporter ?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4" office:value-type="string" table:number-columns-spanned="4" table:number-rows-spanned="1">
            <text:p>n Vos autres besoins</text:p>
            <text:p>› Gestion quotidienn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Vos besoins</text:p>
          </table:table-cell>
          <table:covered-table-cell table:style-name="ce1"/>
          <table:table-cell table:style-name="ce1" office:value-type="string" table:number-columns-spanned="2" table:number-rows-spanned="1">
            <text:p>Vos solutions</text:p>
          </table:table-cell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Encaisser votre chiffre d’affair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Encaisser des chèqu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Encaisser des effet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Encaisser des espèc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3">
          <table:table-cell table:style-name="ce1" office:value-type="string" table:number-columns-spanned="2" table:number-rows-spanned="1">
            <text:p>Encaisser des paiements par</text:p>
            <text:p>carte bancair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Régler vos dépens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Achats stratégiqu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Dépenses courant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Gérer ses comptes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Internet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élétransmission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éléphon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Optimisation de la trésoreri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Besoin de crédit Court Term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Excédent de trésoreri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Tableau Emplois-Ressources (suite)</text:p>
          </table:table-cell>
          <table:covered-table-cell table:number-columns-repeated="3" table:style-name="ce7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› S’assur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Vos besoins</text:p>
          </table:table-cell>
          <table:covered-table-cell table:style-name="ce1"/>
          <table:table-cell table:style-name="ce1" office:value-type="string" table:number-columns-spanned="2" table:number-rows-spanned="1">
            <text:p>Vos solutions</text:p>
          </table:table-cell>
          <table:covered-table-cell table:style-name="ce1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'assurer à titre professionnel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'assurer à titre privé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Couvrir ses dépenses de santé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Garantir sa famill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› Bénéficier d’outils de rémunération fiscalement avantageu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Besoins</text:p>
          </table:table-cell>
          <table:covered-table-cell table:style-name="ce1"/>
          <table:table-cell table:style-name="ce1" office:value-type="string" table:number-columns-spanned="2" table:number-rows-spanned="1">
            <text:p>Type de produits</text:p>
          </table:table-cell>
          <table:covered-table-cell table:style-name="ce1"/>
          <table:table-cell table:number-columns-repeated="1020"/>
        </table:table-row>
        <table:table-row table:style-name="ro3">
          <table:table-cell table:style-name="ce1" office:value-type="string" table:number-columns-spanned="2" table:number-rows-spanned="1">
            <text:p>Motiver ses salariés</text:p>
            <text:p>et se rémunérer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Constituer sa retraite</text:p>
          </table:table-cell>
          <table:covered-table-cell table:style-name="ce1"/>
          <table:table-cell table:style-name="ce2" table:number-columns-spanned="2" table:number-rows-spanned="1"/>
          <table:covered-table-cell table:style-name="ce2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Etat d’avancement du projet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Démarches administrativ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Immatriculation</text:p>
          </table:table-cell>
          <table:covered-table-cell table:number-columns-repeated="3" table:style-name="ce7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Autres : Dépôt de nom…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Démarches commerciale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lients, fournisseurs, franchiseurs, prescripteurs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Local, bâtiment, négociation de rachat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Création de support de communication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Etat d’avancement du projet (suite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Démarches de recherche de financement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Auprès des banquier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>
            <text:p>Qui ?</text:p>
          </table:table-cell>
          <table:table-cell table:style-name="ce4" office:value-type="string" table:number-columns-spanned="2" table:number-rows-spanned="1">
            <text:p>Quelles demandes ?</text:p>
          </table:table-cell>
          <table:covered-table-cell table:style-name="ce4"/>
          <table:table-cell table:style-name="ce4" office:value-type="string">
            <text:p>Quels résultat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Auprès d’organismes d’aides</text:p>
          </table:table-cell>
          <table:covered-table-cell table:number-columns-repeated="3" table:style-name="ce11"/>
          <table:table-cell table:number-columns-repeated="1020"/>
        </table:table-row>
        <table:table-row table:style-name="ro4">
          <table:table-cell table:style-name="ce4" office:value-type="string">
            <text:p>Qui ?</text:p>
          </table:table-cell>
          <table:table-cell table:style-name="ce4" office:value-type="string" table:number-columns-spanned="2" table:number-rows-spanned="1">
            <text:p>Quelles demandes ?</text:p>
          </table:table-cell>
          <table:covered-table-cell table:style-name="ce4"/>
          <table:table-cell table:style-name="ce4" office:value-type="string">
            <text:p>Quels résultat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4">
          <table:table-cell table:style-name="ce4" office:value-type="string" table:number-columns-spanned="4" table:number-rows-spanned="1">
            <text:p>Participation à des concours de créateurs</text:p>
          </table:table-cell>
          <table:covered-table-cell table:number-columns-repeated="3" table:style-name="ce4"/>
          <table:table-cell table:number-columns-repeated="1020"/>
        </table:table-row>
        <table:table-row table:style-name="ro4">
          <table:table-cell table:style-name="ce4" office:value-type="string">
            <text:p>Qui ?</text:p>
          </table:table-cell>
          <table:table-cell table:style-name="ce4" office:value-type="string" table:number-columns-spanned="2" table:number-rows-spanned="1">
            <text:p>Quelles demandes ?</text:p>
          </table:table-cell>
          <table:covered-table-cell table:style-name="ce4"/>
          <table:table-cell table:style-name="ce4" office:value-type="string">
            <text:p>Quels résultat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table:number-columns-spanned="4" table:number-rows-spanned="1">
            <text:p>Pièces à joindre au dossier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4" office:value-type="string" table:number-columns-spanned="4" table:number-rows-spanned="1">
            <text:p>Pour répondre à votre projet dans les meilleurs délais, nous avons besoin des documents listés ci-après.</text:p>
          </table:table-cell>
          <table:covered-table-cell table:number-columns-repeated="3" table:style-name="ce1"/>
          <table:table-cell table:number-columns-repeated="1020"/>
        </table:table-row>
        <table:table-row table:style-name="ro13">
          <table:table-cell table:style-name="ce4" office:value-type="string" table:number-columns-spanned="2" table:number-rows-spanned="1">
            <text:p>Pour tous les projets</text:p>
            <text:p>d’installation</text:p>
          </table:table-cell>
          <table:covered-table-cell table:style-name="ce4"/>
          <table:table-cell table:style-name="ce4" office:value-type="string" table:number-columns-spanned="2" table:number-rows-spanned="1">
            <text:p>n Prévisionnel sur 3 ans (compte de résultat, plan de financement,</text:p>
            <text:p>tableau de trésorerie)</text:p>
            <text:p>n Statuts ou projet de statuts</text:p>
            <text:p>n K Bis provisoire ou définitif *</text:p>
            <text:p>n Curriculum Vitae du/des porteurs du projet</text:p>
            <text:p>n Justificatif de l’apport personnel</text:p>
            <text:p>n Devis ou factures pro forma éventuels</text:p>
            <text:p>n Bail commercial (ou projet de bail) **</text:p>
          </table:table-cell>
          <table:covered-table-cell table:style-name="ce4"/>
          <table:table-cell table:number-columns-repeated="1020"/>
        </table:table-row>
        <table:table-row table:style-name="ro9">
          <table:table-cell table:style-name="ce4" office:value-type="string" table:number-columns-spanned="2" table:number-rows-spanned="1">
            <text:p>Compléments à fournir</text:p>
            <text:p>pour une franchise</text:p>
          </table:table-cell>
          <table:covered-table-cell table:style-name="ce4"/>
          <table:table-cell table:style-name="ce4" office:value-type="string" table:number-columns-spanned="2" table:number-rows-spanned="1">
            <text:p>n Document d’information précontractuel (DIP)</text:p>
            <text:p>n Pré contrat</text:p>
          </table:table-cell>
          <table:covered-table-cell table:style-name="ce4"/>
          <table:table-cell table:number-columns-repeated="1020"/>
        </table:table-row>
        <table:table-row table:style-name="ro14">
          <table:table-cell table:style-name="ce4" office:value-type="string" table:number-columns-spanned="2" table:number-rows-spanned="1">
            <text:p>Compléments à fournir</text:p>
            <text:p>pour une reprise</text:p>
            <text:p>d’entreprise</text:p>
          </table:table-cell>
          <table:covered-table-cell table:style-name="ce4"/>
          <table:table-cell table:style-name="ce4" office:value-type="string" table:number-columns-spanned="2" table:number-rows-spanned="1">
            <text:p>n Compromis de vente ou protocole de cession de parts ou d’actions</text:p>
            <text:p>n Méthodes de valorisation de la société</text:p>
            <text:p>n Documents comptables des 3 dernières années de la société</text:p>
            <text:p>reprise</text:p>
            <text:p>n Protocole de garantie actif/passif</text:p>
          </table:table-cell>
          <table:covered-table-cell table:style-name="ce4"/>
          <table:table-cell table:number-columns-repeated="1020"/>
        </table:table-row>
        <table:table-row table:style-name="ro15">
          <table:table-cell table:style-name="ce4" office:value-type="string" table:number-columns-spanned="2" table:number-rows-spanned="1">
            <text:p>Autres documents</text:p>
          </table:table-cell>
          <table:covered-table-cell table:style-name="ce4"/>
          <table:table-cell table:style-name="ce4" office:value-type="string" table:number-columns-spanned="2" table:number-rows-spanned="1">
            <text:p>n Avis d’imposition des deux dernières années</text:p>
            <text:p>n Trois derniers bulletins de salaire</text:p>
            <text:p>(si vous êtes actuellement salarié)</text:p>
            <text:p>n Justificatifs de vos autres revenus et patrimoine</text:p>
            <text:p>n Justificatif de vos charges et encours de prêt à titre personnel</text:p>
            <text:p>n Rapport Direction Service Vétérinaire (pour les métiers de bouche</text:p>
          </table:table-cell>
          <table:covered-table-cell table:style-name="ce4"/>
          <table:table-cell table:number-columns-repeated="1020"/>
        </table:table-row>
        <table:table-row table:style-name="ro8">
          <table:table-cell table:style-name="ce4" office:value-type="string" table:number-columns-spanned="2" table:number-rows-spanned="1">
            <text:p>Et si vous n'êtes pas</text:p>
            <text:p>client du Crédit Agricole</text:p>
          </table:table-cell>
          <table:covered-table-cell table:style-name="ce4"/>
          <table:table-cell table:style-name="ce4" office:value-type="string" table:number-columns-spanned="2" table:number-rows-spanned="1">
            <text:p>n Pièce d’identité et justificatifs de domicile de moins de trois mois</text:p>
            <text:p>n Relevés de compte des trois derniers mois</text:p>
          </table:table-cell>
          <table:covered-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style-name="ce4" office:value-type="string" table:number-columns-spanned="4" table:number-rows-spanned="1">
            <text:p>* Si vous allez procéder à votre immatriculation, pensez à déposer le montant de votre capital dans une</text:p>
            <text:p>banque qui vous fournira une attestation de dépot de capital social.</text:p>
            <text:p>** Si votre bail est proche de sa date d’expiration, la banque pourra vous demander une lettre de</text:p>
            <text:p>promesse de renouvellement émanant du bailleur.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0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13/12/2020</text:date>, <text:time>22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22:57:09.57</dc:date>
    <dc:creator>Jason Aloyau</dc:creator>
    <meta:document-statistic meta:table-count="1" meta:cell-count="465" meta:object-count="0"/>
    <meta:generator>OpenOffice/4.1.8$Win32 OpenOffice.org_project/418m3$Build-9803</meta:generator>
  </office:meta>
</office:document-meta>
</file>